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0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1.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1.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1.448cm" fo:min-width="1.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2cm" svg:height="4.6cm" svg:x="11.4cm" svg:y="9cm">
          <text:p text:style-name="P1">Alp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cm" svg:height="2.4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cm" svg:height="1cm" svg:x="12.8cm" svg:y="8.6cm">
          <draw:text-box>
            <text:p>broker</text:p>
          </draw:text-box>
        </draw:frame>
        <draw:line draw:style-name="gr4" draw:text-style-name="P3" draw:layer="layout" svg:x1="15.6cm" svg:y1="8.8cm" svg:x2="19cm" svg:y2="8.8cm">
          <text:p/>
        </draw:line>
        <draw:custom-shape draw:style-name="gr5" draw:text-style-name="P1" draw:layer="layout" svg:width="2.8cm" svg:height="2.4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cm" svg:height="0.962cm" svg:x="20.4cm" svg:y="9.038cm">
          <draw:text-box>
            <text:p>BOT</text:p>
          </draw:text-box>
        </draw:frame>
        <draw:custom-shape draw:style-name="gr7" draw:text-style-name="P1" draw:layer="layout" svg:width="2.8cm" svg:height="2.4cm" svg:x="19.2cm" svg:y="13.4cm">
          <text:p text:style-name="P1">Telld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2.4cm" svg:x="12.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cm" svg:height="2.4cm" svg:x="4.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2cm" svg:height="0.962cm" svg:x="5.286cm" svg:y="4.706cm">
          <draw:text-box>
            <text:p>STT</text:p>
          </draw:text-box>
        </draw:frame>
        <draw:line draw:style-name="gr4" draw:text-style-name="P3" draw:layer="layout" svg:x1="7.6cm" svg:y1="6.6cm" svg:x2="11.8cm" svg:y2="8.868cm">
          <text:p/>
        </draw:line>
        <draw:frame draw:style-name="gr8" draw:text-style-name="P2" draw:layer="layout" svg:width="9.8cm" svg:height="11cm" svg:x="1.2cm" svg:y="9.2cm">
          <draw:text-box>
            <text:p>Alpha/topic to Alpha</text:p>
            <text:p>Fromalpha/topic to modules</text:p>
            <text:p><text:span text:style-name="T1">ProcFlow:</text:span></text:p>
            <text:p><text:span text:style-name="T2">STT sends ”hello” to alpha/stt to broker</text:span></text:p>
            <text:p><text:span text:style-name="T2">Alpha sents ”hello” to fromalpha/bot</text:span></text:p>
            <text:p><text:span text:style-name="T2">Bot sends ”hi there” to alpha/bot</text:span></text:p>
            <text:p><text:span text:style-name="T2">Alpha sends ”hi there” to fromalpha/tts</text:span></text:p>
            <text:p><text:span text:style-name="T2"/></text:p>
            <text:p><text:span text:style-name="T2">Or</text:span></text:p>
            <text:p><text:span text:style-name="T2"/></text:p>
            <text:p><text:span text:style-name="T2">STT Client sends ”lights off” to alpha/stt</text:span></text:p>
            <text:p><text:span text:style-name="T2">Alpha sends ”lights off to fromalpha/bot</text:span></text:p>
            <text:p><text:span text:style-name="T2">Bot sends ”telldus light off” alpha/bot</text:span></text:p>
            <text:p><text:span text:style-name="T2">Alpha tryś predefined telldus commands ”as allways” in alpha.yaml. Finds ”telldus ligths off”</text:span></text:p>
            <text:p><text:span text:style-name="T2">Alpha sends ” to fromalpha/telldus.</text:span></text:p>
            <text:p><text:span text:style-name="T2">Telldus execute and sends to alpha/telldus ”i turned the lights off” </text:span></text:p>
            <text:p><text:span text:style-name="T2">Alpha sends to fromalpha/tts ”i turned the lights off” done! </text:span></text:p>
          </draw:text-box>
        </draw:frame>
        <draw:frame draw:style-name="gr9" draw:text-style-name="P2" draw:layer="layout" svg:width="7.2cm" svg:height="1.673cm" svg:x="7.4cm" svg:y="2.927cm">
          <draw:text-box>
            <text:p><text:span text:style-name="T3">Area 1(livingroom)</text:span></text:p>
          </draw:text-box>
        </draw:frame>
        <draw:custom-shape draw:style-name="gr5" draw:text-style-name="P1" draw:layer="layout" svg:width="2.8cm" svg:height="2.4cm" svg:x="21.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8cm" svg:height="1.356cm" svg:x="21.2cm" svg:y="1.638cm">
          <draw:text-box>
            <text:p>CLOUD</text:p>
            <text:p><text:span text:style-name="T4"><text:s/></text:span><text:span text:style-name="T4">Home Alarm</text:span></text:p>
          </draw:text-box>
        </draw:frame>
        <draw:frame draw:style-name="gr6" draw:text-style-name="P2" draw:layer="layout" svg:width="2.4cm" svg:height="0.962cm" svg:x="13.2cm" svg:y="15.838cm">
          <draw:text-box>
            <text:p>TTS</text:p>
          </draw:text-box>
        </draw:frame>
        <draw:line draw:style-name="gr4" draw:text-style-name="P3" draw:layer="layout" svg:x1="18.8cm" svg:y1="9.8cm" svg:x2="16.6cm" svg:y2="9.8cm">
          <text:p/>
        </draw:line>
        <draw:frame draw:style-name="gr6" draw:text-style-name="P2" draw:layer="layout" svg:width="9cm" svg:height="2.147cm" svg:x="18.4cm" svg:y="17cm">
          <draw:text-box>
            <text:p><text:span text:style-name="T2">Sets of rules regarding what is going to happend when a boot responses to an input is managed by then alpha.yaml. If some one would like to turn off the lights. <text:s text:c="2"/>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Modules – Agents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Modules Framework</text:p>
              </text:list-item>
              <text:list-item>
                <text:p>Keep alive</text:p>
              </text:list-item>
              <text:list-item>
                <text:p>Shutdown / restarts</text:p>
              </text:list-item>
              <text:list-item>
                <text:p>Area / Location</text:p>
              </text:list-item>
              <text:list-item>
                <text:p>Deamond</text:p>
              </text:list-item>
              <text:list-item>
                <text:p>Configuration Template alpha.yaml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Boot <text:s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Loading modules</text:p>
              </text:list-item>
              <text:list-item>
                <text:p>Check ”alive” response</text:p>
              </text:list-item>
              <text:list-item>
                <text:p>Initiate log</text:p>
              </text:list-item>
              <text:list-item>
                <text:p>Serve Alpha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ystem modu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Bot ”Alva”</text:p>
              </text:list-item>
              <text:list-item>
                <text:p>STT ”serve incomming”</text:p>
              </text:list-item>
              <text:list-item>
                <text:p>TTS ”output”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imple module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Temperature </text:p>
              </text:list-item>
              <text:list-item>
                <text:p>Location finder</text:p>
              </text:list-item>
              <text:list-item>
                <text:p>Home security 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Message Broker</text:p>
          </draw:text-box>
        </draw:frame>
        <draw:frame presentation:style-name="pr3" draw:layer="layout" svg:width="26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Modul JSON strukture </text:span></text:p>
                <text:p><text:span text:style-name="T5">text: data, id: location, bounce: jumps, time: time</text:span></text:p>
              </text:list-item>
              <text:list-item>
                <text:p><text:span text:style-name="T5">Data: Hello or xcords for camera</text:span></text:p>
              </text:list-item>
              <text:list-item>
                <text:p><text:span text:style-name="T5">Location : 1 is ex Livingroom, 2 is ex kitchen</text:span></text:p>
              </text:list-item>
              <text:list-item>
                <text:p><text:span text:style-name="T5">Bounce: 1 + 1 + 1 +1 (relation next next)</text:span></text:p>
              </text:list-item>
              <text:list-item>
                <text:p><text:span text:style-name="T5">Time: message could be old.</text:span></text:p>
                <text:p><text:span text:style-name="T5"><text:s/>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2:45:50.492226072</meta:creation-date>
    <dc:date>2016-11-27T23:17:38.116372887</dc:date>
    <meta:editing-duration>P2DT12H39M26S</meta:editing-duration>
    <meta:editing-cycles>5</meta:editing-cycles>
    <meta:generator>LibreOffice/5.1.4.2$Linux_X86_64 LibreOffice_project/10m0$Build-2</meta:generator>
    <meta:document-statistic meta:object-count="65"/>
  </office:meta>
</office:document-meta>
</file>